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386e"/>
    </style:style>
    <style:style style:name="P2" style:family="paragraph" style:parent-style-name="Standard">
      <style:text-properties officeooo:rsid="002022d1" officeooo:paragraph-rsid="002022d1"/>
    </style:style>
    <style:style style:name="P3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paragraph-rsid="0014386e" style:font-size-asian="24pt" style:font-weight-asian="bold" style:font-size-complex="24pt" style:font-weight-complex="bold"/>
    </style:style>
    <style:style style:name="P4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rsid="0085332d" officeooo:paragraph-rsid="0085332d" style:font-size-asian="24pt" style:font-weight-asian="bold" style:font-size-complex="24pt" style:font-weight-complex="bold"/>
    </style:style>
    <style:style style:name="P5" style:family="paragraph" style:parent-style-name="Standard">
      <style:text-properties officeooo:rsid="002022d1" officeooo:paragraph-rsid="002022d1"/>
    </style:style>
    <style:style style:name="P6" style:family="paragraph" style:parent-style-name="Standard">
      <style:text-properties officeooo:paragraph-rsid="002022d1"/>
    </style:style>
    <style:style style:name="T1" style:family="text">
      <style:text-properties fo:font-size="16pt" fo:font-weight="bold" officeooo:rsid="0085332d" style:font-size-asian="16pt" style:font-weight-asian="bold" style:font-size-complex="16pt" style:font-weight-complex="bold"/>
    </style:style>
    <style:style style:name="T2" style:family="text">
      <style:text-properties officeooo:rsid="0093f2a6"/>
    </style:style>
    <style:style style:name="T3" style:family="text">
      <style:text-properties fo:font-weight="bold"/>
    </style:style>
    <style:style style:name="T4" style:family="text">
      <style:text-properties officeooo:rsid="002022d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SE 1<text:span text:style-name="T2">30</text:span></text:p>
      <text:p text:style-name="P3">_______________________________________</text:p>
      <text:p text:style-name="P1"/>
      <text:p text:style-name="P1"><text:span text:style-name="T1">Content and notes</text:span> </text:p>
      <text:p text:style-name="P2">0. Algorithms are defined as a sequence of statements designed to accomplish some</text:p>
      <text:p text:style-name="P2">task.</text:p>
      <text:p text:style-name="P2">Algorithm design is the process of effectively utilizing statements to find correct, efficient, adaptable, and robust solutions to programming problems. It is the core to all programming activities.</text:p>
      <text:p text:style-name="P2"/>
      <text:p text:style-name="P6"><text:span text:style-name="T4">-</text:span>PEP 8, sometimes spelled PEP8 or PEP-8, is <text:span text:style-name="T3">a document that provides guidelines and best practices on how to write Python code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06:04.507304968</meta:creation-date>
    <meta:generator>LibreOffice/6.4.7.2$Linux_X86_64 LibreOffice_project/40$Build-2</meta:generator>
    <dc:date>2022-04-21T20:45:36.673244668</dc:date>
    <meta:editing-duration>P2DT7H10M37S</meta:editing-duration>
    <meta:editing-cycles>100</meta:editing-cycles>
    <meta:document-statistic meta:table-count="0" meta:image-count="0" meta:object-count="0" meta:page-count="1" meta:paragraph-count="7" meta:word-count="70" meta:character-count="475" meta:non-whitespace-character-count="411"/>
  </office:meta>
</office:document-meta>
</file>